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51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3" style:family="table-cell" style:parent-style-name="Default">
      <style:text-properties style:font-name="Ubuntu Mono" fo:font-size="11pt" style:font-size-asian="11pt" style:font-size-complex="11pt"/>
    </style:style>
    <style:style style:name="ce1" style:family="table-cell" style:parent-style-name="Default">
      <style:text-properties style:font-name="Ubuntu Mono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 Mono" fo:font-size="11pt" style:font-size-asian="11pt" style:font-size-complex="11pt"/>
    </style:style>
    <style:style style:name="ce2" style:family="table-cell" style:parent-style-name="Default" style:data-style-name="N100">
      <style:text-properties style:font-name="Ubuntu Mono" fo:font-size="11pt" style:font-size-asian="11pt" style:font-size-complex="11pt"/>
    </style:style>
    <style:style style:name="ce8" style:family="table-cell" style:parent-style-name="Heading_20_2">
      <style:table-cell-properties fo:background-color="#add58a" style:text-align-source="fix" style:repeat-content="false" fo:border="0.06pt solid #000000"/>
      <style:paragraph-properties fo:text-align="center" fo:margin-left="0mm"/>
      <style:text-properties style:font-name="Ubuntu Mono" style:font-size-asian="12pt" style:font-size-complex="12pt"/>
    </style:style>
    <style:style style:name="ce9" style:family="table-cell" style:parent-style-name="Default">
      <style:table-cell-properties fo:background-color="#bee3d3" fo:border="0.06pt solid #000000"/>
      <style:text-properties style:font-name="Ubuntu Mono" fo:font-size="12pt" style:font-size-asian="12pt" style:font-size-complex="12pt"/>
    </style:style>
    <style:style style:name="ce10" style:family="table-cell" style:parent-style-name="Default">
      <style:text-properties style:font-name="Ubuntu Mono" fo:font-size="12pt" style:font-size-asian="12pt" style:font-size-complex="12pt"/>
    </style:style>
    <style:style style:name="ce11" style:family="table-cell" style:parent-style-name="Default" style:data-style-name="N45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Command being timed</text:p>
          </table:table-cell>
          <table:table-cell office:value-type="string" calcext:value-type="string">
            <text:p><text:s/>Fib num</text:p>
          </table:table-cell>
          <table:table-cell table:style-name="ce3" office:value-type="string" calcext:value-type="string">
            <text:p><text:s/>Wall Clock Tim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_fast_optimized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_optimized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_fast_optimized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_optimized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s.exe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d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d_optimized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++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++_optimized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cc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cc_optimized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js.js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nim_speed_optimized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optimized_rus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l5.pl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y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y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rus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 -cp bin/ Fibonacci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a bin/fibonacci_lua.luac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_fast_optimized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_optimized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_fast_optimized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_optimized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s.exe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d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d_optimized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++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++_optimized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cc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cc_optimized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js.js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nim_speed_optimized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optimized_rus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l5.pl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y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y3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rus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 -cp bin/ Fibonacci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a bin/fibonacci_lua.luac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_fast_optimized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_optimized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_fast_optimized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_optimized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s.exe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d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d_optimized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++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++_optimized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cc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cc_optimized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js.js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nim_speed_optimized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optimized_rus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l5.pl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y2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y3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rus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 -cp bin/ Fibonacci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a bin/fibonacci_lua.luac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_fast_optimized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_optimized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_fast_optimized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_optimized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s.exe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d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d_optimized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++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++_optimized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cc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cc_optimized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js.js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nim_speed_optimized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optimized_rus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l5.pl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y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y3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rus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 -cp bin/ Fibonacci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a bin/fibonacci_lua.luac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:00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0.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_fast_optimized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0.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_optimized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0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0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_fast_optimized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0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_optimized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0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s.exe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1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d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1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d_optimized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1.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++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1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++_optimized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0.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cc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0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cc_optimized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0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js.js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3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nim_speed_optimized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0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optimized_rust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0.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l5.pl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1:13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y2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35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y3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34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rust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1.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 -cp bin/ Fibonacci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01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a bin/fibonacci_lua.luac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:16.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09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_fast_optimized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06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_optimized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06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11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_fast_optimized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06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lang++_optimized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06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cs.exe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13.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d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16.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d_optimized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11.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++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11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++_optimized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05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cc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10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gcc_optimized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04.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js.js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34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nim_speed_optimized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04.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optimized_rust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08.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l5.pl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13:22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y2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6:31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py3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6:28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/fibonacci_rust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13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 -cp bin/ Fibonacci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:12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a bin/fibonacci_lua.luac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3:10.52</text:p>
          </table:table-cell>
          <table:table-cell table:number-columns-repeated="1021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 side by side" table:style-name="ta1">
        <office:forms form:automatic-focus="false" form:apply-design-mode="false"/>
        <table:table-column table:style-name="co1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1020" table:default-cell-style-name="ce10"/>
        <table:table-row table:style-name="ro2">
          <table:table-cell table:style-name="ce8" office:value-type="string" calcext:value-type="string">
            <text:p>Command being timed\FibNu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gcc_optimized</text:p>
          </table:table-cell>
          <table:table-cell table:number-columns-repeated="4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0.44S" calcext:value-type="time">
            <text:p>00:00.44</text:p>
          </table:table-cell>
          <table:table-cell table:style-name="ce11" office:value-type="time" office:time-value="PT00H00M04.71S" calcext:value-type="time">
            <text:p>00:04.71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nim_speed_optimized</text:p>
          </table:table-cell>
          <table:table-cell table:number-columns-repeated="4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0.45S" calcext:value-type="time">
            <text:p>00:00.45</text:p>
          </table:table-cell>
          <table:table-cell table:style-name="ce11" office:value-type="time" office:time-value="PT00H00M04.96S" calcext:value-type="time">
            <text:p>00:04.96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g++_optimized</text:p>
          </table:table-cell>
          <table:table-cell table:number-columns-repeated="4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0.4S" calcext:value-type="time">
            <text:p>00:00.40</text:p>
          </table:table-cell>
          <table:table-cell table:style-name="ce11" office:value-type="time" office:time-value="PT00H00M05.36S" calcext:value-type="time">
            <text:p>00:05.36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clang_optimized</text:p>
          </table:table-cell>
          <table:table-cell table:number-columns-repeated="4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0.55S" calcext:value-type="time">
            <text:p>00:00.55</text:p>
          </table:table-cell>
          <table:table-cell table:style-name="ce11" office:value-type="time" office:time-value="PT00H00M06.27S" calcext:value-type="time">
            <text:p>00:06.27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clang++_optimized</text:p>
          </table:table-cell>
          <table:table-cell table:number-columns-repeated="4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0.57S" calcext:value-type="time">
            <text:p>00:00.57</text:p>
          </table:table-cell>
          <table:table-cell table:style-name="ce11" office:value-type="time" office:time-value="PT00H00M06.44S" calcext:value-type="time">
            <text:p>00:06.44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clang++_fast_optimized</text:p>
          </table:table-cell>
          <table:table-cell table:number-columns-repeated="4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0.57S" calcext:value-type="time">
            <text:p>00:00.57</text:p>
          </table:table-cell>
          <table:table-cell table:style-name="ce11" office:value-type="time" office:time-value="PT00H00M06.59S" calcext:value-type="time">
            <text:p>00:06.59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clang_fast_optimized</text:p>
          </table:table-cell>
          <table:table-cell table:number-columns-repeated="4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0.58S" calcext:value-type="time">
            <text:p>00:00.58</text:p>
          </table:table-cell>
          <table:table-cell table:style-name="ce11" office:value-type="time" office:time-value="PT00H00M06.73S" calcext:value-type="time">
            <text:p>00:06.7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optimized_rust</text:p>
          </table:table-cell>
          <table:table-cell table:number-columns-repeated="4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0.78S" calcext:value-type="time">
            <text:p>00:00.78</text:p>
          </table:table-cell>
          <table:table-cell table:style-name="ce11" office:value-type="time" office:time-value="PT00H00M08.1S" calcext:value-type="time">
            <text:p>00:08.1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clang</text:p>
          </table:table-cell>
          <table:table-cell table:number-columns-repeated="4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0.83S" calcext:value-type="time">
            <text:p>00:00.83</text:p>
          </table:table-cell>
          <table:table-cell table:style-name="ce11" office:value-type="time" office:time-value="PT00H00M09.42S" calcext:value-type="time">
            <text:p>00:09.42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gcc</text:p>
          </table:table-cell>
          <table:table-cell table:number-columns-repeated="3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0.03S" calcext:value-type="time">
            <text:p>00:00.03</text:p>
          </table:table-cell>
          <table:table-cell table:style-name="ce11" office:value-type="time" office:time-value="PT00H00M00.89S" calcext:value-type="time">
            <text:p>00:00.89</text:p>
          </table:table-cell>
          <table:table-cell table:style-name="ce11" office:value-type="time" office:time-value="PT00H00M10.04S" calcext:value-type="time">
            <text:p>00:10.04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clang++</text:p>
          </table:table-cell>
          <table:table-cell table:number-columns-repeated="4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0.98S" calcext:value-type="time">
            <text:p>00:00.98</text:p>
          </table:table-cell>
          <table:table-cell table:style-name="ce11" office:value-type="time" office:time-value="PT00H00M11.04S" calcext:value-type="time">
            <text:p>00:11.04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g++</text:p>
          </table:table-cell>
          <table:table-cell table:number-columns-repeated="4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1S" calcext:value-type="time">
            <text:p>00:01.00</text:p>
          </table:table-cell>
          <table:table-cell table:style-name="ce11" office:value-type="time" office:time-value="PT00H00M11.56S" calcext:value-type="time">
            <text:p>00:11.56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d_optimized</text:p>
          </table:table-cell>
          <table:table-cell table:number-columns-repeated="3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0.01S" calcext:value-type="time">
            <text:p>00:00.01</text:p>
          </table:table-cell>
          <table:table-cell table:style-name="ce11" office:value-type="time" office:time-value="PT00H00M01.09S" calcext:value-type="time">
            <text:p>00:01.09</text:p>
          </table:table-cell>
          <table:table-cell table:style-name="ce11" office:value-type="time" office:time-value="PT00H00M11.91S" calcext:value-type="time">
            <text:p>00:11.91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java -cp bin/ Fibonacci</text:p>
          </table:table-cell>
          <table:table-cell table:number-columns-repeated="3" table:style-name="ce11" office:value-type="time" office:time-value="PT00H00M00.06S" calcext:value-type="time">
            <text:p>00:00.06</text:p>
          </table:table-cell>
          <table:table-cell table:style-name="ce11" office:value-type="time" office:time-value="PT00H00M00.08S" calcext:value-type="time">
            <text:p>00:00.08</text:p>
          </table:table-cell>
          <table:table-cell table:style-name="ce11" office:value-type="time" office:time-value="PT00H00M01.15S" calcext:value-type="time">
            <text:p>00:01.15</text:p>
          </table:table-cell>
          <table:table-cell table:style-name="ce11" office:value-type="time" office:time-value="PT00H00M12.51S" calcext:value-type="time">
            <text:p>00:12.51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cs.exe</text:p>
          </table:table-cell>
          <table:table-cell table:number-columns-repeated="2" table:style-name="ce11" office:value-type="time" office:time-value="PT00H00M00.01S" calcext:value-type="time">
            <text:p>00:00.01</text:p>
          </table:table-cell>
          <table:table-cell table:style-name="ce11" office:value-type="time" office:time-value="PT00H00M00.03S" calcext:value-type="time">
            <text:p>00:00.03</text:p>
          </table:table-cell>
          <table:table-cell table:style-name="ce11" office:value-type="time" office:time-value="PT00H00M00.02S" calcext:value-type="time">
            <text:p>00:00.02</text:p>
          </table:table-cell>
          <table:table-cell table:style-name="ce11" office:value-type="time" office:time-value="PT00H00M01.19S" calcext:value-type="time">
            <text:p>00:01.19</text:p>
          </table:table-cell>
          <table:table-cell table:style-name="ce11" office:value-type="time" office:time-value="PT00H00M13.29S" calcext:value-type="time">
            <text:p>00:13.29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rust</text:p>
          </table:table-cell>
          <table:table-cell table:number-columns-repeated="3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0.01S" calcext:value-type="time">
            <text:p>00:00.01</text:p>
          </table:table-cell>
          <table:table-cell table:style-name="ce11" office:value-type="time" office:time-value="PT00H00M01.28S" calcext:value-type="time">
            <text:p>00:01.28</text:p>
          </table:table-cell>
          <table:table-cell table:style-name="ce11" office:value-type="time" office:time-value="PT00H00M13.85S" calcext:value-type="time">
            <text:p>00:13.85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d</text:p>
          </table:table-cell>
          <table:table-cell table:number-columns-repeated="3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0.01S" calcext:value-type="time">
            <text:p>00:00.01</text:p>
          </table:table-cell>
          <table:table-cell table:style-name="ce11" office:value-type="time" office:time-value="PT00H00M01.57S" calcext:value-type="time">
            <text:p>00:01.57</text:p>
          </table:table-cell>
          <table:table-cell table:style-name="ce11" office:value-type="time" office:time-value="PT00H00M16.87S" calcext:value-type="time">
            <text:p>00:16.87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js.js</text:p>
          </table:table-cell>
          <table:table-cell table:number-columns-repeated="2" table:style-name="ce11" office:value-type="time" office:time-value="PT00H00M00.06S" calcext:value-type="time">
            <text:p>00:00.06</text:p>
          </table:table-cell>
          <table:table-cell table:style-name="ce11" office:value-type="time" office:time-value="PT00H00M00.1S" calcext:value-type="time">
            <text:p>00:00.10</text:p>
          </table:table-cell>
          <table:table-cell table:style-name="ce11" office:value-type="time" office:time-value="PT00H00M00.08S" calcext:value-type="time">
            <text:p>00:00.08</text:p>
          </table:table-cell>
          <table:table-cell table:style-name="ce11" office:value-type="time" office:time-value="PT00H00M03.16S" calcext:value-type="time">
            <text:p>00:03.16</text:p>
          </table:table-cell>
          <table:table-cell table:style-name="ce11" office:value-type="time" office:time-value="PT00H00M34.56S" calcext:value-type="time">
            <text:p>00:34.56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lua bin/fibonacci_lua.luac</text:p>
          </table:table-cell>
          <table:table-cell table:number-columns-repeated="3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0.13S" calcext:value-type="time">
            <text:p>00:00.13</text:p>
          </table:table-cell>
          <table:table-cell table:style-name="ce11" office:value-type="time" office:time-value="PT00H00M16.68S" calcext:value-type="time">
            <text:p>00:16.68</text:p>
          </table:table-cell>
          <table:table-cell table:style-name="ce11" office:value-type="time" office:time-value="PT00H03M10.52S" calcext:value-type="time">
            <text:p>03:10.52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py3</text:p>
          </table:table-cell>
          <table:table-cell table:style-name="ce11" office:value-type="time" office:time-value="PT00H00M00.03S" calcext:value-type="time">
            <text:p>00:00.03</text:p>
          </table:table-cell>
          <table:table-cell table:style-name="ce11" office:value-type="time" office:time-value="PT00H00M00.05S" calcext:value-type="time">
            <text:p>00:00.05</text:p>
          </table:table-cell>
          <table:table-cell table:style-name="ce11" office:value-type="time" office:time-value="PT00H00M00.06S" calcext:value-type="time">
            <text:p>00:00.06</text:p>
          </table:table-cell>
          <table:table-cell table:style-name="ce11" office:value-type="time" office:time-value="PT00H00M00.34S" calcext:value-type="time">
            <text:p>00:00.34</text:p>
          </table:table-cell>
          <table:table-cell table:style-name="ce11" office:value-type="time" office:time-value="PT00H00M34.41S" calcext:value-type="time">
            <text:p>00:34.41</text:p>
          </table:table-cell>
          <table:table-cell table:style-name="ce11" office:value-type="time" office:time-value="PT00H06M28.07S" calcext:value-type="time">
            <text:p>06:28.07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py2</text:p>
          </table:table-cell>
          <table:table-cell table:number-columns-repeated="2" table:style-name="ce11" office:value-type="time" office:time-value="PT00H00M00.01S" calcext:value-type="time">
            <text:p>00:00.01</text:p>
          </table:table-cell>
          <table:table-cell table:style-name="ce11" office:value-type="time" office:time-value="PT00H00M00.02S" calcext:value-type="time">
            <text:p>00:00.02</text:p>
          </table:table-cell>
          <table:table-cell table:style-name="ce11" office:value-type="time" office:time-value="PT00H00M00.29S" calcext:value-type="time">
            <text:p>00:00.29</text:p>
          </table:table-cell>
          <table:table-cell table:style-name="ce11" office:value-type="time" office:time-value="PT00H00M35.77S" calcext:value-type="time">
            <text:p>00:35.77</text:p>
          </table:table-cell>
          <table:table-cell table:style-name="ce11" office:value-type="time" office:time-value="PT00H06M31.06S" calcext:value-type="time">
            <text:p>06:31.06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n/fibonacci_pl5.pl</text:p>
          </table:table-cell>
          <table:table-cell table:number-columns-repeated="3" table:style-name="ce11" office:value-type="time" office:time-value="PT00H00M00S" calcext:value-type="time">
            <text:p>00:00.00</text:p>
          </table:table-cell>
          <table:table-cell table:style-name="ce11" office:value-type="time" office:time-value="PT00H00M00.57S" calcext:value-type="time">
            <text:p>00:00.57</text:p>
          </table:table-cell>
          <table:table-cell table:style-name="ce11" office:value-type="time" office:time-value="PT00H01M13.06S" calcext:value-type="time">
            <text:p>01:13.06</text:p>
          </table:table-cell>
          <table:table-cell table:style-name="ce11" office:value-type="time" office:time-value="PT00H13M22.62S" calcext:value-type="time">
            <text:p>13:22.62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result.A1:result.C133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'results side by side'.A1:'results side by side'.G23">
          <table:sort>
            <table:sort-by table:field-number="6" table:data-type="automatic"/>
            <table:sort-by table:field-number="5" table:data-type="automatic"/>
            <table:sort-by table:field-number="4" table:data-type="automatic"/>
            <table:sort-by table:field-number="3" table:data-type="automatic"/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 style:data-style-name="N2" text:time-value="05:40:04.146990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2T08:26:26.313885477</dc:date>
    <meta:editing-duration>PT2H22M36S</meta:editing-duration>
    <meta:editing-cycles>23</meta:editing-cycles>
    <meta:generator>LibreOffice/6.0.7.3$Linux_X86_64 LibreOffice_project/00m0$Build-3</meta:generator>
    <meta:document-statistic meta:table-count="2" meta:cell-count="560" meta:object-count="0"/>
  </office:meta>
</office:document-meta>
</file>